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6.3291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122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"/>
        <table:table-row table:style-name="ro1">
          <table:table-cell/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4, C5, C6, 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H2]*[.G2]" office:value-type="currency" office:currency="USD" office:value="0.12" calcext:value-type="currency">
            <text:p>$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1, 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H3]*[.G3]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H4]*[.G4]" office:value-type="currency" office:currency="USD" office:value="0.06" calcext:value-type="currency">
            <text:p>$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H5]*[.G5]" office:value-type="currency" office:currency="USD" office:value="0.06" calcext:value-type="currency">
            <text:p>$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1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H6]*[.G6]" office:value-type="currency" office:currency="USD" office:value="0.06" calcext:value-type="currency">
            <text:p>$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2, R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H7]*[.G7]" office:value-type="currency" office:currency="USD" office:value="0.04" calcext:value-type="currency">
            <text:p>$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10, R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H8]*[.G8]" office:value-type="currency" office:currency="USD" office:value="0.04" calcext:value-type="currency">
            <text:p>$0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H9]*[.G9]" office:value-type="currency" office:currency="USD" office:value="0.02" calcext:value-type="currency">
            <text:p>$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1, D2, D3, D4, D5, D6, D7, D8, D9, D10, D11, D12, D13, D14, D15, D16, D17, D18, D21, D22, D23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D_SOD-123</text:p>
          </table:table-cell>
          <table:table-cell office:value-type="float" office:value="21" calcext:value-type="float">
            <text:p>21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H10]*[.G10]" office:value-type="currency" office:currency="USD" office:value="0.84" calcext:value-type="currency">
            <text:p>$0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H11]*[.G11]"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0.8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H12]*[.G12]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NX3225SA-16.000M-STD-CSR-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1" calcext:value-type="currency">
            <text:p>$0.61</text:p>
          </table:table-cell>
          <table:table-cell table:formula="of:=[.H13]*[.G13]" office:value-type="currency" office:currency="USD" office:value="0.61" calcext:value-type="currency">
            <text:p>$0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TR-0603HV500-R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H14]*[.G14]"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PEC11R-4220K-S0024</text:p>
          </table:table-cell>
          <table:table-cell office:value-type="string" calcext:value-type="string">
            <text:p>RotaryEncoder_Bourns_PEC11L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H15]*[.G15]" office:value-type="currency" office:currency="USD" office:value="4.53" calcext:value-type="currency">
            <text:p>$4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TS_810</text:p>
          </table:table-cell>
          <table:table-cell office:value-type="string" calcext:value-type="string">
            <text:p>PTS_180_Tactile_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H16]*[.G16]" office:value-type="currency" office:currency="USD" office:value="0.34" calcext:value-type="currency">
            <text:p>$0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V1, RV2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17]*[.G17]" office:value-type="currency" office:currency="USD" office:value="0.62" calcext:value-type="currency">
            <text:p>$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1, S2, S3, S4, S5, S6, S7, S8, S9, S10, S11, S12, S13, S14, S15, S16, S17</text:p>
          </table:table-cell>
          <table:table-cell office:value-type="string" calcext:value-type="string">
            <text:p>MX_STYLE_SWITCH</text:p>
          </table:table-cell>
          <table:table-cell office:value-type="string" calcext:value-type="string">
            <text:p>hotswap_keyswitch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H18]*[.G18]" office:value-type="currency" office:currency="USD" office:value="2.38" calcext:value-type="currency">
            <text:p>$2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OGO1</text:p>
          </table:table-cell>
          <table:table-cell office:value-type="string" calcext:value-type="string">
            <text:p>Lizard_Logo</text:p>
          </table:table-cell>
          <table:table-cell office:value-type="string" calcext:value-type="string">
            <text:p>lizard_tri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H19]*[.G19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NT1, MNT2, MNT3</text:p>
          </table:table-cell>
          <table:table-cell office:value-type="string" calcext:value-type="string">
            <text:p>MX_STAB_2U</text:p>
          </table:table-cell>
          <table:table-cell office:value-type="string" calcext:value-type="string">
            <text:p>mx_stab_2u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H20]*[.G2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_C_Receptacle_GCT_USB408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8" calcext:value-type="currency">
            <text:p>$1.18</text:p>
          </table:table-cell>
          <table:table-cell table:formula="of:=[.H21]*[.G21]" office:value-type="currency" office:currency="USD" office:value="1.18" calcext:value-type="currency">
            <text:p>$1.1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85" calcext:value-type="currency">
            <text:p>$1.85</text:p>
          </table:table-cell>
          <table:table-cell table:formula="of:=[.H22]*[.G22]" office:value-type="currency" office:currency="USD" office:value="1.85" calcext:value-type="currency">
            <text:p>$1.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Keycaps – DSA Black and Whit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H24]*[.G24]" office:value-type="currency" office:currency="USD" office:value="20" calcext:value-type="currency">
            <text:p>$20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bilizers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3.45" calcext:value-type="currency">
            <text:p>$3.45</text:p>
          </table:table-cell>
          <table:table-cell table:formula="of:=[.H25]*[.G25]" office:value-type="currency" office:currency="USD" office:value="10.35" calcext:value-type="currency">
            <text:p>$10.3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itches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H26]*[.G26]" office:value-type="currency" office:currency="USD" office:value="3.4" calcext:value-type="currency">
            <text:p>$3.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D Printed Case, Plate, Knob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" calcext:value-type="currency">
            <text:p>$1.40</text:p>
          </table:table-cell>
          <table:table-cell table:formula="of:=[.H27]*[.G27]" office:value-type="currency" office:currency="USD" office:value="1.4" calcext:value-type="currency">
            <text:p>$1.40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Kit</text:p>
          </table:table-cell>
          <table:table-cell table:style-name="Default"/>
          <table:table-cell table:formula="of:=SUM([.I2:.I22])" office:value-type="currency" office:currency="USD" office:value="17.69" calcext:value-type="currency">
            <text:p>$17.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w/o Caps</text:p>
          </table:table-cell>
          <table:table-cell table:style-name="Default"/>
          <table:table-cell table:style-name="ce2" table:formula="of:=[.I32]+[.I25]+[.I26]+[.I27]" office:value-type="currency" office:currency="USD" office:value="32.84" calcext:value-type="currency">
            <text:p>$32.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Built</text:p>
          </table:table-cell>
          <table:table-cell table:style-name="Default"/>
          <table:table-cell table:style-name="ce2" table:formula="of:=[.I33]+[.I24]" office:value-type="currency" office:currency="USD" office:value="52.84" calcext:value-type="currency">
            <text:p>$52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4:17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23:27:57.370000000</meta:creation-date>
    <dc:date>2020-12-06T20:31:21.089000000</dc:date>
    <meta:editing-duration>P1DT6H4M49S</meta:editing-duration>
    <meta:editing-cycles>2</meta:editing-cycles>
    <meta:generator>LibreOffice/7.0.3.1$Windows_X86_64 LibreOffice_project/d7547858d014d4cf69878db179d326fc3483e082</meta:generator>
    <meta:document-statistic meta:table-count="1" meta:cell-count="191" meta:object-count="0"/>
  </office:meta>
</office:document-meta>
</file>